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2">
          <table:table-cell/>
          <table:table-cell office:value-type="string">
            <text:p>New Item Checklist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office:value-type="string">
            <text:p>Making new Item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ID Code</text:p>
          </table:table-cell>
        </table:table-row>
        <table:table-row table:style-name="ro2">
          <table:table-cell/>
          <table:table-cell office:value-type="string">
            <text:p>HexID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/>
          <table:table-cell office:value-type="string">
            <text:p>OOMPCLass</text:p>
          </table:table-cell>
        </table:table-row>
        <table:table-row table:style-name="ro2">
          <table:table-cell/>
          <table:table-cell office:value-type="string">
            <text:p>OOMPClassCod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Manufacturer (Company, Code, ID)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/>
          <table:table-cell office:value-type="string">
            <text:p>OPLScheme (Scheme, Code, Name, ID, Footprint)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2">
          <table:table-cell/>
          <table:table-cell office:value-type="string">
            <text:p>Todo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/>
          <table:table-cell office:value-type="string">
            <text:p>Get datasheet</text:p>
          </table:table-cell>
        </table:table-row>
        <table:table-row table:style-name="ro1">
          <table:table-cell/>
          <table:table-cell office:value-type="string">
            <text:p>Main</text:p>
          </table:table-cell>
        </table:table-row>
        <table:table-row table:style-name="ro1">
          <table:table-cell/>
          <table:table-cell office:value-type="string">
            <text:p>Manufacturers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3">03/03/2015</text:date>, <text:time>22:12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5-03-02T20:03:27.44</meta:creation-date>
    <meta:generator>OpenOffice.org/3.2$Win32 OpenOffice.org_project/320m18$Build-9502</meta:generator>
    <dc:date>2015-03-03T22:12:25.47</dc:date>
    <meta:editing-duration>PT26H08M58S</meta:editing-duration>
    <meta:editing-cycles>2</meta:editing-cycles>
    <meta:document-statistic meta:table-count="3" meta:cell-count="12" meta:object-count="0"/>
  </office:meta>
</office:document-meta>
</file>